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MPBF – Rigify – Mixamo<text:line-break/>The Easy W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create a character in Blender using the MPBF (Makehuman) add on </text:p>
              </text:list-item>
              <text:list-item>
                <text:p>Convert to T-Pose with full Rigify rig</text:p>
              </text:list-item>
              <text:list-item>
                <text:p>Retarget Mixamo animations using the Mixamo to Rigify Import add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ep 1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stall the MPBF addon from <text:a xlink:href="http://static.makehumancommunity.org/mpfb.html" xlink:type="simple">http://static.makehumancommunity.org/mpfb.html</text:a></text:p>
              </text:list-item>
              <text:list-item>
                <text:p>Install the Import: Mixamo to Rigify addon (get it from blendermarke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ep 2</text:p>
          </draw:text-box>
        </draw:frame>
        <draw:frame presentation:style-name="pr7" draw:layer="layout" svg:width="27.6cm" svg:height="15.379cm" svg:x="0.2cm" svg:y="2.821cm" presentation:class="outline" presentation:user-transformed="true">
          <draw:text-box>
            <text:list text:style-name="L2">
              <text:list-item>
                <text:p>Create your character – after these steps the body mesh cannot be changed using MPBF.</text:p>
              </text:list-item>
              <text:list-item>
                <text:p>Rig using the Game Rig – This is very important</text:p>
              </text:list-item>
              <text:list-item>
                <text:p>Add eyes, teeth and tongue</text:p>
              </text:list-item>
              <text:list-item>
                <text:p>Add clothing</text:p>
              </text:list-item>
              <text:list-item>
                <text:p>Put into T-Pose using Rigging→Load Pose</text:p>
              </text:list-item>
              <text:list-item>
                <text:p>Set as Rest Pose using Operation→Poses→Apply Pose</text:p>
              </text:list-item>
              <text:list-item>
                <text:p>Delete the r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ep 3</text:p>
          </draw:text-box>
        </draw:frame>
        <draw:frame presentation:style-name="pr7" draw:layer="layout" svg:width="27.399cm" svg:height="14.979cm" svg:x="0.201cm" svg:y="3.221cm" presentation:class="outline" presentation:user-transformed="true">
          <draw:text-box>
            <text:list text:style-name="L2">
              <text:list-item>
                <text:p>Click on the body mesh</text:p>
              </text:list-item>
              <text:list-item>
                <text:p>Add a Rigify Rig and then Generate the rig</text:p>
              </text:list-item>
              <text:list-item>
                <text:p>Un-parent the body mesh</text:p>
              </text:list-item>
              <text:list-item>
                <text:p>Select all the meshes and parent to the rig with automatic weights</text:p>
              </text:list-item>
              <text:list-item>
                <text:p>The character will now be rigged with Rigify with T-Pose as the rest pose.</text:p>
              </text:list-item>
              <text:list-item>
                <text:p>Some weight painting may be required with the tee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ep 4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ake sure the FK controllers all use Quaternion rotation. Some will be Euler. </text:p>
              </text:list-item>
              <text:list-item>
                <text:p>The character is now ready to have MOCAP animations applie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tep 5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mport a Mixamo animation using Import Mixamo to Rigify.</text:p>
              </text:list-item>
              <text:list-item>
                <text:p>Select the character</text:p>
              </text:list-item>
              <text:list-item>
                <text:p>Open Action Editor and select the imported action</text:p>
              </text:list-item>
              <text:list-item>
                <text:p>The action has been re-targeted to the characte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8T08:41:09.499244462</meta:creation-date>
    <meta:editing-duration>PT1H25M20S</meta:editing-duration>
    <meta:editing-cycles>5</meta:editing-cycles>
    <meta:generator>LibreOffice/6.4.7.2$Linux_X86_64 LibreOffice_project/40$Build-2</meta:generator>
    <dc:title>Blue Curve</dc:title>
    <dc:date>2023-08-18T11:34:32.046711258</dc:date>
    <meta:document-statistic meta:object-count="62"/>
  </office:meta>
</office:document-meta>
</file>